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0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3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objectwithoutfill">
      <style:graphic-properties svg:stroke-width="0.1cm" svg:stroke-color="#ed1c24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frame draw:style-name="gr1" draw:text-style-name="P1" draw:layer="layout" svg:width="0.163cm" svg:height="0.357cm" svg:x="3.166cm" svg:y="2.635cm">
            <draw:text-box>
              <text:p>k</text:p>
            </draw:text-box>
          </draw:frame>
          <draw:frame draw:style-name="gr2" draw:text-style-name="P1" draw:layer="layout" svg:width="0.254cm" svg:height="0.357cm" svg:x="3.198cm" svg:y="0.464cm">
            <draw:text-box>
              <text:p>l</text:p>
            </draw:text-box>
          </draw:frame>
          <draw:frame draw:style-name="gr3" draw:text-style-name="P1" draw:layer="layout" svg:width="1.031cm" svg:height="0.357cm" svg:x="0.548cm" svg:y="0.434cm">
            <draw:text-box>
              <text:p>wa(k, l)</text:p>
            </draw:text-box>
          </draw:frame>
          <draw:g>
            <draw:line draw:style-name="gr4" draw:text-style-name="P2" draw:layer="layout" svg:x1="1.659cm" svg:y1="0.65cm" svg:x2="3.072cm" svg:y2="0.65cm">
              <text:p/>
            </draw:line>
            <draw:line draw:style-name="gr5" draw:text-style-name="P2" draw:layer="layout" svg:x1="1.659cm" svg:y1="1.087cm" svg:x2="3.072cm" svg:y2="1.087cm">
              <text:p/>
            </draw:line>
            <draw:line draw:style-name="gr5" draw:text-style-name="P2" draw:layer="layout" svg:x1="1.659cm" svg:y1="0.213cm" svg:x2="3.072cm" svg:y2="0.213cm">
              <text:p/>
            </draw:line>
            <draw:line draw:style-name="gr4" draw:text-style-name="P2" draw:layer="layout" svg:x1="1.659cm" svg:y1="1.524cm" svg:x2="3.072cm" svg:y2="1.524cm">
              <text:p/>
            </draw:line>
            <draw:line draw:style-name="gr5" draw:text-style-name="P2" draw:layer="layout" svg:x1="1.659cm" svg:y1="1.961cm" svg:x2="3.072cm" svg:y2="1.961cm">
              <text:p/>
            </draw:line>
            <draw:line draw:style-name="gr4" draw:text-style-name="P2" draw:layer="layout" svg:x1="1.659cm" svg:y1="2.398cm" svg:x2="3.072cm" svg:y2="2.398cm">
              <text:p/>
            </draw:line>
            <draw:line draw:style-name="gr5" draw:text-style-name="P2" draw:layer="layout" svg:x1="1.659cm" svg:y1="2.835cm" svg:x2="3.072cm" svg:y2="2.835cm">
              <text:p/>
            </draw:line>
            <draw:line draw:style-name="gr4" draw:text-style-name="P2" draw:layer="layout" svg:x1="1.659cm" svg:y1="3.278cm" svg:x2="3.072cm" svg:y2="3.278cm">
              <text:p/>
            </draw:line>
            <draw:line draw:style-name="gr5" draw:text-style-name="P2" draw:layer="layout" svg:x1="1.659cm" svg:y1="3.715cm" svg:x2="3.072cm" svg:y2="3.715cm">
              <text:p/>
            </draw:line>
          </draw:g>
          <draw:polyline draw:style-name="gr6" draw:text-style-name="P2" draw:layer="layout" svg:width="0.507cm" svg:height="2.031cm" draw:transform="rotate (-3.14159265358979) translate (1.421cm 2.833cm)" svg:viewBox="0 0 508 2032" draw:points="0,0 508,0 508,2032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21:41:41.465362150</meta:creation-date>
    <meta:editing-duration>PT24M30S</meta:editing-duration>
    <meta:editing-cycles>7</meta:editing-cycles>
    <meta:generator>LibreOffice/6.0.7.3$Linux_X86_64 LibreOffice_project/00m0$Build-3</meta:generator>
    <dc:title>graphiques</dc:title>
    <meta:initial-creator>Lionel Guez</meta:initial-creator>
    <dc:date>2020-04-14T19:43:19.162268389</dc:date>
    <dc:creator>Lionel Guez</dc:creator>
    <meta:document-statistic meta:object-count="15"/>
  </office:meta>
</office:document-meta>
</file>